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185in" svg:height="3.0248in" svg:x="3.9795in" svg:y="0.6772in">
            <draw:object draw:notify-on-update-of-ranges="Sheet1.B1:Sheet1.B248 Sheet1.C1:Sheet1.C2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675.47" calcext:value-type="float">
            <text:p>675.4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33.39" calcext:value-type="float">
            <text:p>233.3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3.39" calcext:value-type="float">
            <text:p>53.39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968.92" calcext:value-type="float">
            <text:p>968.92</text:p>
          </table:table-cell>
        </table:table-row>
        <table:table-row table:style-name="ro1">
          <table:table-cell/>
          <table:table-cell office:value-type="float" office:value="49152" calcext:value-type="float">
            <text:p>49152</text:p>
          </table:table-cell>
          <table:table-cell office:value-type="float" office:value="416.92" calcext:value-type="float">
            <text:p>416.9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81.42" calcext:value-type="float">
            <text:p>281.4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02.92" calcext:value-type="float">
            <text:p>302.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50.18" calcext:value-type="float">
            <text:p>250.1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19.42" calcext:value-type="float">
            <text:p>319.4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34.56" calcext:value-type="float">
            <text:p>434.56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12.45" calcext:value-type="float">
            <text:p>312.4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64.65" calcext:value-type="float">
            <text:p>464.6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11.78" calcext:value-type="float">
            <text:p>311.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70.21" calcext:value-type="float">
            <text:p>70.21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703.61" calcext:value-type="float">
            <text:p>703.6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12.54" calcext:value-type="float">
            <text:p>612.54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37.56" calcext:value-type="float">
            <text:p>337.56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289.91" calcext:value-type="float">
            <text:p>289.9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61.13" calcext:value-type="float">
            <text:p>361.1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25.76" calcext:value-type="float">
            <text:p>425.76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41.36" calcext:value-type="float">
            <text:p>341.3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94.3" calcext:value-type="float">
            <text:p>494.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41.5" calcext:value-type="float">
            <text:p>341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00:57:02.14876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7T00:57:26.87983513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cm" svg:height="7.684cm" xlink:href=".." xlink:type="simple" chart:class="chart:scatter" chart:style-name="ch1">
        <chart:title svg:x="1.539cm" svg:y="0.289cm" chart:style-name="ch2">
          <text:p>Tempo de busca em função do número de cláusulas</text:p>
        </chart:title>
        <chart:subtitle svg:x="5.309cm" svg:y="1.247cm" chart:style-name="ch3">
          <text:p>Família SYJ206</text:p>
        </chart:subtitle>
        <chart:plot-area chart:style-name="ch4" table:cell-range-address="Sheet1.B1:Sheet1.C248" svg:x="1.281cm" svg:y="2.109cm" svg:width="11.959cm" svg:height="4.441cm">
          <chartooo:coordinate-region svg:x="2.273cm" svg:y="2.309cm" svg:width="10.41cm" svg:height="3.594cm"/>
          <chart:axis chart:dimension="x" chart:name="primary-x" chart:style-name="ch5">
            <chart:title svg:x="5.668cm" svg:y="6.703cm" chart:style-name="ch6">
              <text:p>Número de cláusulas</text:p>
            </chart:title>
          </chart:axis>
          <chart:axis chart:dimension="y" chart:name="primary-y" chart:style-name="ch7">
            <chart:title svg:x="0.451cm" svg:y="6.424cm" chart:style-name="ch8">
              <text:p>Tempo de busca (segundos)</text:p>
            </chart:title>
            <chart:grid chart:style-name="ch9" chart:class="major"/>
          </chart:axis>
          <chart:series chart:style-name="ch10" chart:values-cell-range-address="Sheet1.C1:Sheet1.C248" chart:class="chart:scatter">
            <chart:domain table:cell-range-address="Sheet1.B1:Sheet1.B248"/>
            <chart:data-point chart:repeated="2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:Sheet1.B248</svg:desc>
                </draw:g>
              </table:table-cell>
              <table:table-cell office:value-type="float" office:value="0.01">
                <text:p>0.01</text:p>
                <draw:g>
                  <svg:desc>Sheet1.C1:Sheet1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20.42">
                <text:p>20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675.47">
                <text:p>675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768">
                <text:p>32768</text:p>
              </table:table-cell>
              <table:table-cell office:value-type="float" office:value="233.39">
                <text:p>233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">
                <text:p>19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">
                <text:p>384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8">
                <text:p>768</text:p>
              </table:table-cell>
              <table:table-cell office:value-type="float" office:value="968.92">
                <text:p>968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2">
                <text:p>49152</text:p>
              </table:table-cell>
              <table:table-cell office:value-type="float" office:value="416.92">
                <text:p>416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">
                <text:p>256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">
                <text:p>512</text:p>
              </table:table-cell>
              <table:table-cell office:value-type="float" office:value="281.42">
                <text:p>281.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768">
                <text:p>32768</text:p>
              </table:table-cell>
              <table:table-cell office:value-type="float" office:value="302.92">
                <text:p>302.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">
                <text:p>12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">
                <text:p>25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2">
                <text:p>512</text:p>
              </table:table-cell>
              <table:table-cell office:value-type="float" office:value="250.18">
                <text:p>250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768">
                <text:p>32768</text:p>
              </table:table-cell>
              <table:table-cell office:value-type="float" office:value="319.42">
                <text:p>31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">
                <text:p>256</text:p>
              </table:table-cell>
              <table:table-cell office:value-type="float" office:value="13.77">
                <text:p>13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2">
                <text:p>512</text:p>
              </table:table-cell>
              <table:table-cell office:value-type="float" office:value="434.56">
                <text:p>434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68">
                <text:p>32768</text:p>
              </table:table-cell>
              <table:table-cell office:value-type="float" office:value="312.45">
                <text:p>312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">
                <text:p>256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12">
                <text:p>512</text:p>
              </table:table-cell>
              <table:table-cell office:value-type="float" office:value="464.65">
                <text:p>464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768">
                <text:p>32768</text:p>
              </table:table-cell>
              <table:table-cell office:value-type="float" office:value="311.78">
                <text:p>311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">
                <text:p>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">
                <text:p>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">
                <text:p>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">
                <text:p>7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">
                <text:p>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">
                <text:p>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">
                <text:p>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">
                <text:p>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">
                <text:p>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">
                <text:p>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">
                <text:p>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">
                <text:p>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">
                <text:p>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">
                <text:p>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">
                <text:p>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">
                <text:p>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">
                <text:p>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">
                <text:p>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">
                <text:p>4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3">
                <text:p>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">
                <text:p>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">
                <text:p>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">
                <text:p>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">
                <text:p>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">
                <text:p>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">
                <text:p>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">
                <text:p>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">
                <text:p>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">
                <text:p>4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">
                <text:p>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">
                <text:p>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">
                <text:p>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5">
                <text:p>6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">
                <text:p>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4">
                <text:p>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8">
                <text:p>12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6">
                <text:p>256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12">
                <text:p>512</text:p>
              </table:table-cell>
              <table:table-cell office:value-type="float" office:value="70.21">
                <text:p>70.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5536">
                <text:p>65536</text:p>
              </table:table-cell>
              <table:table-cell office:value-type="float" office:value="703.61">
                <text:p>703.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6">
                <text:p>25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2">
                <text:p>512</text:p>
              </table:table-cell>
              <table:table-cell office:value-type="float" office:value="612.54">
                <text:p>612.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768">
                <text:p>32768</text:p>
              </table:table-cell>
              <table:table-cell office:value-type="float" office:value="337.56">
                <text:p>337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536">
                <text:p>6553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">
                <text:p>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8">
                <text:p>12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2">
                <text:p>512</text:p>
              </table:table-cell>
              <table:table-cell office:value-type="float" office:value="289.91">
                <text:p>289.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768">
                <text:p>32768</text:p>
              </table:table-cell>
              <table:table-cell office:value-type="float" office:value="361.13">
                <text:p>361.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8">
                <text:p>1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6">
                <text:p>25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2">
                <text:p>512</text:p>
              </table:table-cell>
              <table:table-cell office:value-type="float" office:value="425.76">
                <text:p>425.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768">
                <text:p>32768</text:p>
              </table:table-cell>
              <table:table-cell office:value-type="float" office:value="341.36">
                <text:p>341.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">
                <text:p>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8">
                <text:p>12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6">
                <text:p>256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12">
                <text:p>512</text:p>
              </table:table-cell>
              <table:table-cell office:value-type="float" office:value="494.3">
                <text:p>494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768">
                <text:p>32768</text:p>
              </table:table-cell>
              <table:table-cell office:value-type="float" office:value="341.5">
                <text:p>341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">
                <text:p>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">
                <text:p>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">
                <text:p>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">
                <text:p>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2">
                <text:p>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